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ca1bc"/>
    </style:style>
    <style:style style:name="P2" style:family="paragraph" style:parent-style-name="Standard">
      <style:paragraph-properties fo:text-align="center" style:justify-single-word="false"/>
      <style:text-properties fo:font-size="15pt" fo:font-weight="bold" officeooo:rsid="000c9b3d" officeooo:paragraph-rsid="000c9b3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weight="normal" officeooo:rsid="000c9b3d" officeooo:paragraph-rsid="000ca1bc" style:font-weight-asian="normal" style:font-weight-complex="normal"/>
    </style:style>
    <style:style style:name="P4" style:family="paragraph" style:parent-style-name="Standard">
      <style:paragraph-properties fo:text-align="start" style:justify-single-word="false"/>
      <style:text-properties fo:font-size="13pt" fo:font-weight="normal" officeooo:rsid="000e5db0" officeooo:paragraph-rsid="000ca1bc"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1354e9" officeooo:paragraph-rsid="000ca1bc"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color="#ce181e" fo:font-weight="normal" officeooo:rsid="000c9b3d" officeooo:paragraph-rsid="000c9b3d" style:font-weight-asian="normal" style:font-weight-complex="normal"/>
    </style:style>
    <style:style style:name="P7" style:family="paragraph" style:parent-style-name="Standard">
      <style:paragraph-properties fo:text-align="start" style:justify-single-word="false"/>
      <style:text-properties fo:color="#ce181e" fo:font-weight="normal" officeooo:rsid="00145d44" officeooo:paragraph-rsid="00145d44" style:font-weight-asian="normal" style:font-weight-complex="normal"/>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0c9b3d" style:font-weight-asian="normal" style:font-weight-complex="normal"/>
    </style:style>
    <style:style style:name="T2" style:family="text">
      <style:text-properties fo:font-size="13pt" fo:font-weight="normal" officeooo:rsid="000c9b3d" style:font-size-asian="13pt" style:font-weight-asian="normal" style:font-size-complex="13pt" style:font-weight-complex="normal"/>
    </style:style>
    <style:style style:name="T3" style:family="text">
      <style:text-properties fo:font-size="13pt" fo:font-weight="normal" officeooo:rsid="000ca1bc" style:font-size-asian="13pt" style:font-weight-asian="normal" style:font-size-complex="13pt" style:font-weight-complex="normal"/>
    </style:style>
    <style:style style:name="T4" style:family="text">
      <style:text-properties fo:font-size="13pt" fo:font-weight="normal" officeooo:rsid="000d35ad" style:font-size-asian="13pt" style:font-weight-asian="normal" style:font-size-complex="13pt" style:font-weight-complex="normal"/>
    </style:style>
    <style:style style:name="T5" style:family="text">
      <style:text-properties fo:font-size="13pt" fo:font-weight="normal" officeooo:rsid="000e5db0" style:font-size-asian="13pt" style:font-weight-asian="normal" style:font-size-complex="13pt" style:font-weight-complex="normal"/>
    </style:style>
    <style:style style:name="T6" style:family="text">
      <style:text-properties fo:font-size="13pt" fo:font-weight="normal" officeooo:rsid="000fb234" style:font-size-asian="13pt" style:font-weight-asian="normal" style:font-size-complex="13pt" style:font-weight-complex="normal"/>
    </style:style>
    <style:style style:name="T7" style:family="text">
      <style:text-properties fo:font-size="13pt" fo:font-weight="normal" officeooo:rsid="001125e4" style:font-size-asian="13pt" style:font-weight-asian="normal" style:font-size-complex="13pt" style:font-weight-complex="normal"/>
    </style:style>
    <style:style style:name="T8" style:family="text">
      <style:text-properties fo:font-size="13pt" fo:font-weight="normal" officeooo:rsid="0012806b" style:font-size-asian="13pt" style:font-weight-asian="normal" style:font-size-complex="13pt" style:font-weight-complex="normal"/>
    </style:style>
    <style:style style:name="T9" style:family="text">
      <style:text-properties fo:font-size="13pt" fo:font-weight="normal" officeooo:rsid="001354e9" style:font-size-asian="13pt" style:font-weight-asian="normal" style:font-size-complex="13pt" style:font-weight-complex="normal"/>
    </style:style>
    <style:style style:name="T10" style:family="text">
      <style:text-properties fo:color="#ce181e" fo:font-size="13pt" fo:font-weight="normal" officeooo:rsid="000e5db0" style:font-size-asian="13pt" style:font-weight-asian="normal" style:font-size-complex="13pt" style:font-weight-complex="normal"/>
    </style:style>
    <style:style style:name="T11" style:family="text">
      <style:text-properties fo:color="#ce181e" fo:font-size="13pt" fo:font-weight="normal" officeooo:rsid="00145d44" style:font-size-asian="13pt" style:font-weight-asian="normal" style:font-size-complex="13pt" style:font-weight-complex="normal"/>
    </style:style>
    <style:style style:name="T12" style:family="text">
      <style:text-properties fo:color="#ce181e" fo:font-size="13pt" fo:font-weight="normal" officeooo:rsid="001354e9" style:font-size-asian="13pt" style:font-weight-asian="normal" style:font-size-complex="13pt" style:font-weight-complex="normal"/>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size="13pt" style:font-size-asian="13pt" style:font-size-complex="13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ÉTUDE DE DOC</text:p>
      <text:p text:style-name="P6"/>
      <text:p text:style-name="P7">Quelques idées intéressantes mais l’analyse est trop rapide. Tu balaies la questions sans vraiment exploiter les documents ni valoriser tes connaissances. Il n’y a aucun élément précis du cours. La situation est globalement comprise mais le propos reste trop imprécis. 9</text:p>
      <text:p text:style-name="P3"/>
      <text:p text:style-name="P1"><text:span text:style-name="T1"><text:tab/></text:span><text:span text:style-name="T2">Aujourd’hui, les </text:span><text:span text:style-name="T3">systèmes productifs concernant Apple sont mondiaux. Les différentes étapes de création des appareils Apple sont </text:span><text:span text:style-name="T3"><office:annotation office:name="__Annotation__1060_1850129856"><dc:creator>Auteur inconnu</dc:creator><dc:date>2020-03-26T10:32:31.500483677</dc:date><text:p text:style-name="P8"><text:span text:style-name="T13">Maladroit </text:span></text:p></office:annotation></text:span><text:span text:style-name="T3">divisées</text:span><office:annotation-end office:name="__Annotation__1060_1850129856"/><text:span text:style-name="T3"> partout dans le monde.</text:span><text:span text:style-name="T3"><office:annotation><dc:creator>Auteur inconnu</dc:creator><dc:date>2020-03-26T10:32:39.004275126</dc:date><text:p text:style-name="P8"><text:span text:style-name="T13">Penses-tu vraiment expliquer le sujet en si peu de lignes ?</text:span></text:p></office:annotation></text:span><text:span text:style-name="T3"> Nous nous demanderons comment fonctionnent les systèmes productifs actuels et leurs travers.</text:span><text:span text:style-name="T4"> Nous verrons dans une première partie pourquoi les systèmes productifs sont répartis </text:span><text:span text:style-name="T5">de cette façon</text:span><text:span text:style-name="T4"> comme on peut le voir dans le </text:span><text:span text:style-name="T4"><office:annotation office:name="__Annotation__1061_1850129856"><dc:creator>Auteur inconnu</dc:creator><dc:date>2020-03-26T10:33:04.452073329</dc:date><text:p text:style-name="P8"><text:span text:style-name="T13">Il faut présenter un minimum les documents</text:span></text:p></office:annotation></text:span><text:span text:style-name="T4">document</text:span><office:annotation-end office:name="__Annotation__1061_1850129856"/><text:span text:style-name="T4"> 1, puis dans une deuxième partie nous expliquerons à quoi sont dues les grandes marges brutes </text:span><text:span text:style-name="T5">sur les appareils Apple.</text:span><text:span text:style-name="T10"> </text:span><text:span text:style-name="T11">Méthode de l’introduction à revoir. Il faut cadrer la réflexion. </text:span></text:p>
      <text:p text:style-name="P4"/>
      <text:p text:style-name="P1"><text:span text:style-name="T5"><text:tab/></text:span><text:span text:style-name="T14"><office:annotation office:name="__Annotation__1062_1850129856"><dc:creator>Auteur inconnu</dc:creator><dc:date>2020-03-26T10:33:35.198661395</dc:date><text:p text:style-name="P8"><text:span text:style-name="T13">Bien confus</text:span></text:p></office:annotation></text:span><text:span text:style-name="T5">L’Asie est le principal exportateur de matières premières vers le p</text:span><text:span text:style-name="T6">ôle</text:span><text:span text:style-name="T5"> d’assemblage situé en Chine.</text:span><office:annotation-end office:name="__Annotation__1062_1850129856"/><text:span text:style-name="T5"> D’autres pays tels que le Brésil et le Chili en Amérique du Sud, la République démocratique du Congo et la Zambie </text:span><text:span text:style-name="T6">ainsi que la Nouvelle-Calédonie et l’Australie en Océanie </text:span><text:span text:style-name="T5">exportent également des matières premières vers la Chine. </text:span><text:span text:style-name="T6">L’Asie est également le principal fabriquant des composants, également exportés vers le pôle d’assemblage. La domination de l’Asie dans la fabrication, l’exportation et l’assemblage s’explique </text:span><text:span text:style-name="T6"><office:annotation office:name="__Annotation__1063_1850129856"><dc:creator>Auteur inconnu</dc:creator><dc:date>2020-03-26T10:33:57.113633762</dc:date><text:p text:style-name="P8"><text:span text:style-name="T13">Avantages comparatifs</text:span></text:p></office:annotation></text:span><text:span text:style-name="T6">par le faible coût de la main d’œuvre mais aussi de leurs droits de travail</text:span><office:annotation-end office:name="__Annotation__1063_1850129856"/><text:span text:style-name="T6"> qui leur permettent de travailler bien plus qu’en Europe par exemple, </text:span><text:span text:style-name="T7">comme le dit le document 2</text:span><text:span text:style-name="T6">. </text:span><text:span text:style-name="T7">Le p</text:span><text:span text:style-name="T7"><office:annotation office:name="__Annotation__1064_1850129856"><dc:creator>Auteur inconnu</dc:creator><dc:date>2020-03-26T10:34:11.109120311</dc:date><text:p text:style-name="P8"><text:span text:style-name="T13">Oui, de quoi est-ce révélateur ?</text:span></text:p></office:annotation></text:span><text:span text:style-name="T7">ôle de conception se situe aux États-Unis, dans la Silicon Valley.</text:span><office:annotation-end office:name="__Annotation__1064_1850129856"/><text:span text:style-name="T7"> Cela leur permet de disposer de moyens technologiques et électroniques importants puisque le pôle est situé dans un pays très bien développé. Pour finir, le pôle de distribution est situé en France. </text:span><text:span text:style-name="T8">Paris dispose de l’un des plus grands aéroports du monde qui relie tous les continents du monde, proposant donc une distribution dans le monde entier. De plus, la France a à proximité certains des flux commerciaux et financiers les plus importants, notamment vers les États-Unis et l’Asie.</text:span></text:p>
      <text:p text:style-name="P1"><text:span text:style-name="T8"><text:tab/>Apple produit une marge brute très importante sur ses appareils. En effet, c’est en partie grâce au faible coût et des heures de travail de la main d’œuvre en Asie comme expliqué ci-dessus, mais c’est surtout grâce à la division de ses pôles profitant des avantages de chaque pays ou continent. </text:span><text:span text:style-name="T9">Pour reparler de la main d’œuvre, c’est la raison pour laquelle Apple a refusé la proposition de Trump qui consistait à se délocaliser aux États-Unis. La main d’œuvre aurait été beaucoup plus chère et moins productive. </text:span><text:span text:style-name="T12">À </text:span><text:span text:style-name="T11">approfondir</text:span></text:p>
      <text:p text:style-name="P5"/>
      <text:p text:style-name="P5"><text:tab/>Les systèmes productifs d’Apple sont donc très bien divisés dans le monde pour permettre la meilleure efficacité et la meilleure rentabilité, comprenant donc <office:annotation office:name="__Annotation__1065_1850129856"><dc:creator>Auteur inconnu</dc:creator><dc:date>2020-03-26T10:35:05.312165519</dc:date><text:p text:style-name="P8"><text:span text:style-name="T13">???</text:span></text:p></office:annotation>très peu de travers.<office:annotation-end office:name="__Annotation__1065_1850129856"/> Beaucoup d’entreprises dans le monde procèdent également à une division des systèmes productifs, cependant <office:annotation office:name="__Annotation__1066_1850129856"><dc:creator>Auteur inconnu</dc:creator><dc:date>2020-03-26T10:35:14.672389374</dc:date><text:p text:style-name="P8"><text:span text:style-name="T13">Réellement ? </text:span></text:p></office:annotation>la domination d’Apple dans le monde<office:annotation-end office:name="__Annotation__1066_1850129856"/> notamment sur les matières premières pose problème pour les plus petites entrepri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4:56:55.024000000</meta:creation-date>
    <meta:generator>LibreOffice/6.0.2.1$MacOSX_X86_64 LibreOffice_project/f7f06a8f319e4b62f9bc5095aa112a65d2f3ac89</meta:generator>
    <dc:date>2020-03-26T10:36:26.119586899</dc:date>
    <meta:editing-duration>PT19M6S</meta:editing-duration>
    <meta:editing-cycles>3</meta:editing-cycles>
    <meta:document-statistic meta:table-count="0" meta:image-count="0" meta:object-count="0" meta:page-count="1" meta:paragraph-count="6" meta:word-count="479" meta:character-count="3053" meta:non-whitespace-character-count="2575"/>
  </office:meta>
</office:document-meta>
</file>